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ource Sans Pro" svg:font-family="'Source Sans Pro'"/>
    <style:font-face style:name="Source Sans Pro Black" svg:font-family="'Source Sans Pro Black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draw:textarea-horizontal-align="center" draw:textarea-vertical-align="middle" draw:auto-grow-height="false" draw:fit-to-size="false" fo:min-height="2.662cm" fo:min-width="25.999cm" fo:padding-top="0cm" fo:padding-bottom="0cm" fo:padding-left="0cm" fo:padding-right="0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5.499cm" fo:min-width="25.999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7" style:family="graphic" style:parent-style-name="standard" style:list-style-name="L1">
      <style:graphic-properties draw:stroke="none" svg:stroke-width="0cm" draw:fill="none" draw:textarea-horizontal-align="center" draw:textarea-vertical-align="middle" draw:auto-grow-height="false" draw:fit-to-size="false" fo:min-height="2.662cm" fo:min-width="25.999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5.499cm" fo:min-width="25.999cm" fo:padding-top="0cm" fo:padding-bottom="0cm" fo:padding-left="0cm" fo:padding-right="0cm" fo:wrap-option="wrap"/>
    </style:style>
    <style:style style:name="gr9" style:family="graphic" style:parent-style-name="standard" style:list-style-name="L1">
      <style:graphic-properties draw:stroke="none" svg:stroke-width="0cm" draw:fill="none" draw:textarea-horizontal-align="center" draw:textarea-vertical-align="middle" draw:auto-grow-height="false" draw:fit-to-size="false" fo:min-height="2.662cm" fo:min-width="25.999cm" fo:padding-top="0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5.499cm" fo:min-width="25.999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499cm" fo:line-height="100%" fo:text-align="start" fo:text-indent="0cm"/>
    </style:style>
    <style:style style:name="P9" style:family="paragraph">
      <style:paragraph-properties fo:margin-left="0cm" fo:margin-right="0cm" fo:margin-top="0cm" fo:margin-bottom="0.4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Source Sans Pro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2c3e5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2c3e5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100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2c3e5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TextShape 1" draw:style-name="gr1" draw:text-style-name="P2" draw:layer="layout" svg:width="24.199cm" svg:height="9.399cm" svg:x="2cm" svg:y="2.6cm">
          <text:p text:style-name="P1"><text:span text:style-name="T1">Dilema </text:span><text:span text:style-name="T2"><text:line-break/></text:span><text:span text:style-name="T1">Steam dan MNC 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8cm" svg:height="5.498cm" svg:x="1cm" svg:y="14.5cm">
          <text:p text:style-name="P1"><text:span text:style-name="T3">Oleh :</text:span></text:p>
          <text:p text:style-name="P1"><text:span text:style-name="T3">Aziz Amerul Faozi</text:span></text:p>
          <text:p text:style-name="P1"><text:span text:style-name="T3">Fahrisa</text:span></text:p>
          <text:p text:style-name="P1"><text:span text:style-name="T3">Imam</text:span></text:p>
          <text:p text:style-name="P1"><text:span text:style-name="T3">Sugi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CustomShape 1" draw:style-name="gr3" draw:text-style-name="P5" draw:layer="layout" svg:width="25.998cm" svg:height="2.661cm" svg:x="1cm" svg:y="10.5cm">
          <text:p text:style-name="P4"><text:span text:style-name="T4">Chapter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5.998cm" svg:height="5.498cm" svg:x="1cm" svg:y="14.5cm">
          <text:p text:style-name="P4"><text:span text:style-name="T3">MNC vs S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5" draw:text-style-name="P2" draw:layer="layout" svg:width="12.998cm" svg:height="5.998cm" svg:x="7.5cm" svg:y="7.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9cm" svg:height="12.177cm" svg:x="1.4cm" svg:y="4.9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CustomShape 1" draw:style-name="gr7" draw:text-style-name="P5" draw:layer="layout" svg:width="25.998cm" svg:height="2.661cm" svg:x="1cm" svg:y="10.5cm">
          <text:p text:style-name="P1"><text:span text:style-name="T4">Chapter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5.998cm" svg:height="5.498cm" svg:x="1cm" svg:y="14.5cm">
          <text:p text:style-name="P1"><text:span text:style-name="T3">MNC vs S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custom-shape draw:name="CustomShape 1" draw:style-name="gr9" draw:text-style-name="P5" draw:layer="layout" svg:width="25.998cm" svg:height="2.661cm" svg:x="1cm" svg:y="10.5cm">
          <text:p text:style-name="P1"><text:span text:style-name="T4">Chapter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5" draw:layer="layout" svg:width="25.998cm" svg:height="5.498cm" svg:x="1cm" svg:y="14.5cm">
          <text:p text:style-name="P1"><text:span text:style-name="T3">MNC vs S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5.998cm" svg:height="2.661cm" svg:x="1cm" svg:y="0.837cm">
          <text:p text:style-name="P1"><text:span text:style-name="T4">Ringkasan Chapter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7" draw:layer="layout" svg:width="25.998cm" svg:height="13.998cm" svg:x="1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5.998cm" svg:height="2.661cm" svg:x="1cm" svg:y="0.837cm">
          <text:p text:style-name="P1"><text:span text:style-name="T4">Point-point interkonek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7" draw:layer="layout" svg:width="25.998cm" svg:height="13.998cm" svg:x="1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5.998cm" svg:height="2.661cm" svg:x="1cm" svg:y="0.837cm">
          <text:p text:style-name="P1"><text:span text:style-name="T4">Peralatan yang dipasang di titik interkonek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5.998cm" svg:height="13.998cm" svg:x="1cm" svg:y="5.5cm">
          <text:list text:style-name="L2">
            <text:list-item>
              <text:p text:style-name="P8"><text:span text:style-name="T5">Proxy server (Semisal Squid proxy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5.998cm" svg:height="2.661cm" svg:x="1cm" svg:y="0.837cm">
          <text:p text:style-name="P1"><text:span text:style-name="T4">Cara melakukan Perhitungan trafi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5.998cm" svg:height="13.998cm" svg:x="1cm" svg:y="5.5cm">
          <text:list text:style-name="L2">
            <text:list-item>
              <text:p text:style-name="P8"><text:span text:style-name="T5">Trafik meter yang tersedia dalam squid proxy</text:span></text:p>
            </text:list-item>
            <text:list-item>
              <text:p text:style-name="P8"><text:span text:style-name="T5">Trafik akan mudah di control oleh MNC yang disesuaikan dengan charge oleh</text:span></text:p>
            </text:list-item>
            <text:list-item>
              <text:p text:style-name="P8"><text:span text:style-name="T5">penggun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5.998cm" svg:height="2.661cm" svg:x="1cm" svg:y="0.837cm">
          <text:p text:style-name="P1"><text:span text:style-name="T4">Infrastructure Shar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5.998cm" svg:height="13.998cm" svg:x="1cm" svg:y="5.5cm">
          <text:list text:style-name="L2">
            <text:list-item>
              <text:p text:style-name="P8"><text:span text:style-name="T5">Local Server (Untuk mengakses para user di wilayah SEAsi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5.998cm" svg:height="2.661cm" svg:x="1cm" svg:y="0.837cm">
          <text:p text:style-name="P1"><text:span text:style-name="T4">Billing ke penggu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5.728cm" svg:height="14.418cm" svg:x="1.27cm" svg:y="5.08cm">
          <text:list text:style-name="L2">
            <text:list-item>
              <text:p text:style-name="P8"><text:span text:style-name="T5">Memberikan paket khusus untuk pengguna valve</text:span></text:p>
            </text:list-item>
            <text:list-item>
              <text:p text:style-name="P8"><text:span text:style-name="T5">Semisal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6">Paket regular (no lagh for dota2)</text:span></text:p>
                </text:list-item>
                <text:list-item>
                  <text:p text:style-name="P9"><text:span text:style-name="T6">Paket silver (fast update)</text:span></text:p>
                </text:list-item>
                <text:list-item>
                  <text:p text:style-name="P9"><text:span text:style-name="T6">Paket gold (under 15 minutes installation)</text:span></text:p>
                </text:list-item>
                <text:list-item>
                  <text:p text:style-name="P9"><text:span text:style-name="T6">Paket Diamond (free item dota2 chance) </text:span></text:p>
                </text:list-item>
              </text:list>
            </text:list-item>
          </text:list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1" draw:text-style-name="P7" draw:layer="layout" svg:width="12.998cm" svg:height="5.998cm" svg:x="7.5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ource Sans Pro" svg:font-family="'Source Sans Pro'"/>
    <style:font-face style:name="Source Sans Pro Black" svg:font-family="'Source Sans Pro Black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2c3e50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c3e5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2c3e5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abc9c"/>
      <style:paragraph-properties fo:text-align="start"/>
      <style:text-properties fo:font-size="18pt"/>
    </style:style>
    <style:style style:name="MP6" style:family="paragraph">
      <loext:graphic-properties draw:fill="solid" draw:fill-color="#2c3e50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8cm" svg:height="13.9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12.998cm" svg:height="5.998cm" svg:x="7.5cm" svg:y="7.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17.498cm" svg:height="5.998cm" svg:x="9.5cm" svg:y="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4" draw:text-style-name="MP6" draw:layer="backgroundobjects" svg:width="27.998cm" svg:height="0.998cm" svg:x="0cm" svg:y="2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98cm" svg:height="4.4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1.498cm" svg:height="1.498cm" svg:x="25.75cm" svg:y="19.1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6" draw:text-style-name="MP7" draw:layer="backgroundobjects" svg:width="13.998cm" svg:height="6.998cm" svg:x="7cm" svg:y="7cm">
        <text:p/>
        <draw:enhanced-geometry draw:mirror-horizontal="false" draw:mirror-vertical="false" draw:text-areas="0 0 ?f37 ?f36" svg:viewBox="0 0 0 0" draw:type="ooxml-wedgeRectCallout" draw:modifiers="-42740 11418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23:14:41</meta:creation-date>
    <dc:language>en-US</dc:language>
    <dc:date>2017-11-08T00:53:46.709036351</dc:date>
    <meta:editing-cycles>4</meta:editing-cycles>
    <meta:editing-duration>PT8M49S</meta:editing-duration>
    <meta:generator>LibreOffice/5.3.4.1$Linux_X86_64 LibreOffice_project/30$Build-1</meta:generator>
    <meta:document-statistic meta:object-count="84"/>
  </office:meta>
</office:document-meta>
</file>